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9.622cm" svg:y="4.882cm">
            <draw:object draw:notify-on-update-of-ranges="Sheet1.A3:Sheet1.A6 Sheet1.B3:Sheet1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.01cm" svg:y="4.167cm">
            <draw:object draw:notify-on-update-of-ranges="Sheet1.A3:Sheet1.A6 Sheet1.C3:Sheet1.C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kNN variando k con K = 10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a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53.64" calcext:value-type="float">
            <text:p>5853,64</text:p>
          </table:table-cell>
          <table:table-cell office:value-type="float" office:value="0.96169" calcext:value-type="float">
            <text:p>0,9616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881.12" calcext:value-type="float">
            <text:p>5881,12</text:p>
          </table:table-cell>
          <table:table-cell office:value-type="float" office:value="0.952262" calcext:value-type="float">
            <text:p>0,9522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26.68" calcext:value-type="float">
            <text:p>6026,68</text:p>
          </table:table-cell>
          <table:table-cell office:value-type="float" office:value="0.93169" calcext:value-type="float">
            <text:p>0,931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845.26" calcext:value-type="float">
            <text:p>6845,26</text:p>
          </table:table-cell>
          <table:table-cell office:value-type="float" office:value="0.878833" calcext:value-type="float">
            <text:p>0,878833</text:p>
          </table:table-cell>
        </table:table-row>
        <table:table-row table:style-name="ro1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1" table:number-rows-repeated="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">
          <table:table-cell table:number-columns-repeated="3"/>
        </table:table-row>
        <table:table-row table:style-name="ro2" table:number-rows-repeated="5">
          <table:table-cell table:number-columns-repeated="3"/>
        </table:table-row>
        <table:table-row table:style-name="ro1">
          <table:table-cell table:number-columns-repeated="3"/>
        </table:table-row>
        <table:table-row table:style-name="ro2" table:number-rows-repeated="3">
          <table:table-cell table:number-columns-repeated="3"/>
        </table:table-row>
        <table:table-row table:style-name="ro1">
          <table:table-cell table:number-columns-repeated="3"/>
        </table:table-row>
        <table:table-row table:style-name="ro2" table:number-rows-repeated="3">
          <table:table-cell table:number-columns-repeated="3"/>
        </table:table-row>
        <table:table-row table:style-name="ro1" table:number-rows-repeated="2">
          <table:table-cell table:number-columns-repeated="3"/>
        </table:table-row>
        <table:table-row table:style-name="ro2" table:number-rows-repeated="3">
          <table:table-cell table:number-columns-repeated="3"/>
        </table:table-row>
        <table:table-row table:style-name="ro1">
          <table:table-cell table:number-columns-repeated="3"/>
        </table:table-row>
        <table:table-row table:style-name="ro2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0000-00-00T00:00:02.290844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1:25:36.007897127</meta:creation-date>
    <dc:date>2015-05-13T19:16:15.034640679</dc:date>
    <meta:editing-duration>P0D</meta:editing-duration>
    <meta:editing-cycles>4</meta:editing-cycles>
    <meta:generator>LibreOffice/4.1.3.2$Linux_X86_64 LibreOffice_project/410m0$Build-2</meta:generator>
    <dc:creator>jporto </dc:creator>
    <meta:document-statistic meta:table-count="1" meta:cell-count="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55cm" svg:y="0.316cm" chart:style-name="ch2">
          <text:p>Knn con 10 particiones</text:p>
        </chart:title>
        <chart:legend chart:legend-position="end" svg:x="12.963cm" svg:y="4.201cm" style:legend-expansion="high" chart:style-name="ch3"/>
        <chart:plot-area chart:style-name="ch4" table:cell-range-address="Sheet1.A3:Sheet1.B6" svg:x="1.331cm" svg:y="1.661cm" svg:width="10.992cm" svg:height="6.178cm">
          <chartooo:coordinate-region svg:x="2.323cm" svg:y="1.86cm" svg:width="9.72cm" svg:height="5.332cm"/>
          <chart:axis chart:dimension="x" chart:name="primary-x" chart:style-name="ch5">
            <chart:title svg:x="6.69cm" svg:y="8.019cm" chart:style-name="ch6">
              <text:p>k</text:p>
            </chart:title>
          </chart:axis>
          <chart:axis chart:dimension="y" chart:name="primary-y" chart:style-name="ch5">
            <chart:title svg:x="0.451cm" svg:y="5.336cm" chart:style-name="ch7">
              <text:p>Tiempo</text:p>
            </chart:title>
            <chart:grid chart:style-name="ch8" chart:class="major"/>
          </chart:axis>
          <chart:series chart:style-name="ch9" chart:values-cell-range-address="Sheet1.B3:Sheet1.B6" chart:class="chart:scatter">
            <chart:domain table:cell-range-address="Sheet1.A3:Sheet1.A6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3:Sheet1.A6</svg:desc>
                </draw:g>
              </table:table-cell>
              <table:table-cell office:value-type="float" office:value="5853.64">
                <text:p>5853.64</text:p>
                <draw:g>
                  <svg:desc>Sheet1.B3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5881.12">
                <text:p>5881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6026.68">
                <text:p>6026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6845.26">
                <text:p>6845.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3:Sheet1.A6 Sheet1.C3:Sheet1.C6" svg:x="1.331cm" svg:y="0.855cm" svg:width="14.029cm" svg:height="6.984cm">
          <chartooo:coordinate-region svg:x="2.243cm" svg:y="1.055cm" svg:width="12.837cm" svg:height="6.137cm"/>
          <chart:axis chart:dimension="x" chart:name="primary-x" chart:style-name="ch3">
            <chart:title svg:x="8.208cm" svg:y="8.019cm" chart:style-name="ch4">
              <text:p>k</text:p>
            </chart:title>
            <chart:grid chart:style-name="ch5" chart:class="major"/>
          </chart:axis>
          <chart:axis chart:dimension="y" chart:name="primary-y" chart:style-name="ch3">
            <chart:title svg:x="0.451cm" svg:y="4.801cm" chart:style-name="ch6">
              <text:p>TASA</text:p>
            </chart:title>
            <chart:grid chart:style-name="ch5" chart:class="major"/>
          </chart:axis>
          <chart:series chart:style-name="ch7" chart:values-cell-range-address="Sheet1.C3:Sheet1.C6" chart:class="chart:scatter">
            <chart:domain table:cell-range-address="Sheet1.A3:Sheet1.A6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3:Sheet1.A6</svg:desc>
                </draw:g>
              </table:table-cell>
              <table:table-cell office:value-type="float" office:value="0.96169">
                <text:p>0.96169</text:p>
                <draw:g>
                  <svg:desc>Sheet1.C3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952262">
                <text:p>0.952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93169">
                <text:p>0.93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878833">
                <text:p>0.8788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